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ucida Sans Unicode" svg:font-family="'Lucida Sans Unicode'"/>
    <style:font-face style:name="MS Shell Dlg 2" svg:font-family="'MS Shell Dlg 2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0.77cm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3.933cm" fo:min-width="4.618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96cm" fo:min-width="0.7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597cm" fo:min-width="0.7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98cm" fo:min-width="0.7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3.933cm" fo:min-width="4.6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9cm" fo:min-width="0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97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4cm" fo:min-width="0.26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227cm" fo:min-width="1.1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style:text-autospace="none"/>
      <style:text-properties style:font-name="Lucida Sans Unicode" fo:font-size="18pt" style:font-name-asian="Lucida Sans Unicode" style:font-size-asian="18pt" style:font-name-complex="Lucida Sans Unicode" style:font-size-complex="18pt"/>
    </style:style>
    <style:style style:name="P4" style:family="paragraph">
      <loext:graphic-properties draw:fill="none" draw:fill-color="#ffffff"/>
      <style:paragraph-properties style:text-autospace="none"/>
      <style:text-properties style:font-name="Lucida Sans Unicode" fo:font-size="18pt" style:font-name-asian="Lucida Sans Unicode" style:font-size-asian="18pt" style:font-name-complex="Lucida Sans Unicode" style:font-size-complex="18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ucida Sans Unicode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Lucida Sans Unicod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0.952cm" svg:x="1.317cm" svg:y="6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.317cm" svg:y="7.0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.317cm" svg:y="7.9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.317cm" svg:y="8.92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.317cm" svg:y="9.8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.317cm" svg:y="10.8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.317cm" svg:y="11.7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.317cm" svg:y="12.7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.317cm" svg:y="13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57cm" svg:height="4.182cm" draw:transform="rotate (-1.5707963267949) translate (7.594cm 6.107cm)">
          <text:p/>
          <draw:enhanced-geometry svg:viewBox="0 0 21600 21600" draw:glue-points="10800 0 2160 10800 10800 21600 19440 10800" draw:text-areas="4350 0 17250 21600" draw:mirror-horizontal="true" draw:mirror-vertical="false" draw:type="flowchart-manual-operation" draw:enhanced-path="M 0 0 L 21600 0 17250 21600 4350 21600 0 0 Z N"/>
        </draw:custom-shape>
        <draw:custom-shape draw:style-name="gr3" draw:text-style-name="P1" draw:layer="layout" svg:width="1.27cm" svg:height="0.846cm" svg:x="7.983cm" svg:y="7.6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846cm" svg:x="7.983cm" svg:y="8.5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0.847cm" svg:x="7.983cm" svg:y="9.3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0.848cm" svg:x="7.983cm" svg:y="10.8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846cm" svg:x="7.983cm" svg:y="11.6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846cm" svg:x="7.983cm" svg:y="12.5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57cm" svg:height="4.182cm" draw:transform="rotate (-1.5707963267949) translate (17.637cm 6.114cm)">
          <text:p/>
          <draw:enhanced-geometry svg:viewBox="0 0 21600 21600" draw:glue-points="10800 0 2160 10800 10800 21600 19440 10800" draw:text-areas="4350 0 17250 21600" draw:mirror-horizontal="false" draw:mirror-vertical="false" draw:type="flowchart-manual-operation" draw:enhanced-path="M 0 0 L 21600 0 17250 21600 4350 21600 0 0 Z N"/>
        </draw:custom-shape>
        <draw:custom-shape draw:style-name="gr1" draw:text-style-name="P1" draw:layer="layout" svg:width="1.27cm" svg:height="0.952cm" svg:x="18.145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8.145cm" svg:y="7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8.145cm" svg:y="7.9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8.145cm" svg:y="8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8.145cm" svg:y="9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8.145cm" svg:y="10.8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8.145cm" svg:y="11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8.145cm" svg:y="12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8.145cm" svg:y="13.7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0.82cm" svg:height="0.962cm" svg:x="1.449cm" svg:y="14.961cm">
          <draw:text-box>
            <text:p>x</text:p>
          </draw:text-box>
        </draw:frame>
        <draw:frame draw:style-name="gr8" draw:text-style-name="P4" draw:layer="layout" svg:width="0.613cm" svg:height="1.229cm" svg:x="8.618cm" svg:y="13.373cm">
          <draw:text-box>
            <text:p text:style-name="P3"><text:span text:style-name="T1">σ</text:span></text:p>
          </draw:text-box>
        </draw:frame>
        <draw:frame draw:style-name="gr7" draw:text-style-name="P2" draw:layer="layout" svg:width="0.959cm" svg:height="0.962cm" svg:x="18.456cm" svg:y="14.97cm">
          <draw:text-box>
            <text:p>x’</text:p>
          </draw:text-box>
        </draw:frame>
        <draw:frame draw:style-name="gr7" draw:text-style-name="P2" draw:layer="layout" svg:width="2.86cm" svg:height="0.962cm" svg:x="3.857cm" svg:y="9.881cm">
          <draw:text-box>
            <text:p>Encoder</text:p>
          </draw:text-box>
        </draw:frame>
        <draw:frame draw:style-name="gr7" draw:text-style-name="P2" draw:layer="layout" svg:width="2.894cm" svg:height="0.962cm" svg:x="14.299cm" svg:y="9.89cm">
          <draw:text-box>
            <text:p>Decoder</text:p>
          </draw:text-box>
        </draw:frame>
        <draw:frame draw:style-name="gr7" draw:text-style-name="P2" draw:layer="layout" svg:width="0.68cm" svg:height="0.962cm" svg:x="1.273cm" svg:y="9.88cm">
          <draw:text-box>
            <text:p><text:s/></text:p>
          </draw:text-box>
        </draw:frame>
        <draw:frame draw:style-name="gr7" draw:text-style-name="P2" draw:layer="layout" svg:width="0.68cm" svg:height="0.962cm" svg:x="8.302cm" svg:y="15.913cm">
          <draw:text-box>
            <text:p><text:s/></text:p>
          </draw:text-box>
        </draw:frame>
        <draw:frame draw:style-name="gr7" draw:text-style-name="P2" draw:layer="layout" svg:width="0.858cm" svg:height="0.962cm" svg:x="8.395cm" svg:y="15.586cm">
          <draw:text-box>
            <text:p><text:s text:c="2"/></text:p>
          </draw:text-box>
        </draw:frame>
        <draw:custom-shape draw:style-name="gr9" draw:text-style-name="P1" draw:layer="layout" svg:width="0.317cm" svg:height="2.222cm" svg:x="20.05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317cm" svg:height="2.222cm" svg:x="20.05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317cm" svg:height="2.222cm" svg:x="7.985cm" svg:y="5.1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11cm" svg:height="2.222cm" svg:x="9.573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317cm" svg:height="2.222cm" svg:x="10.208cm" svg:y="13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317cm" svg:height="2.222cm" svg:x="0.683cm" svg:y="9.255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0.76cm" svg:height="0.962cm" svg:x="8.493cm" svg:y="6.696cm">
          <draw:text-box>
            <text:p>μ</text:p>
          </draw:text-box>
        </draw:frame>
        <draw:custom-shape draw:style-name="gr11" draw:text-style-name="P1" draw:layer="layout" svg:width="1.905cm" svg:height="0.953cm" svg:x="9.572cm" svg:y="9.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27cm" svg:height="0.846cm" svg:x="11.795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846cm" svg:x="11.795cm" svg:y="8.8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0.847cm" svg:x="11.795cm" svg:y="9.6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846cm" svg:x="11.795cm" svg:y="10.5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846cm" svg:x="11.795cm" svg:y="11.3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0.847cm" svg:x="11.795cm" svg:y="12.218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2.54cm" svg:height="0.962cm" svg:x="9.255cm" svg:y="9.255cm">
          <draw:text-box>
            <text:p text:style-name="P5"><text:span text:style-name="T2">SAMPLE</text:span></text:p>
          </draw:text-box>
        </draw:frame>
        <draw:frame draw:style-name="gr7" draw:text-style-name="P2" draw:layer="layout" svg:width="0.82cm" svg:height="0.962cm" svg:x="12.112cm" svg:y="13.382cm">
          <draw:text-box>
            <text:p>z</text:p>
          </draw:text-box>
        </draw:frame>
        <draw:custom-shape draw:style-name="gr9" draw:text-style-name="P1" draw:layer="layout" svg:width="0.317cm" svg:height="2.222cm" svg:x="10.208cm" svg:y="5.7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317cm" svg:height="2.222cm" svg:x="20.05cm" svg:y="9.57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ucida Sans Unicode" svg:font-family="'Lucida Sans Unicode'"/>
    <style:font-face style:name="MS Shell Dlg 2" svg:font-family="'MS Shell Dlg 2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6T20:55:37.180000000</meta:creation-date>
    <dc:date>2024-04-06T21:01:58.388000000</dc:date>
    <meta:editing-duration>PT6M21S</meta:editing-duration>
    <meta:editing-cycles>1</meta:editing-cycles>
    <meta:document-statistic meta:object-count="52"/>
    <meta:generator>LibreOffice/7.0.2.2$Windows_X86_64 LibreOffice_project/8349ace3c3162073abd90d81fd06dcfb6b36b994</meta:generator>
  </office:meta>
</office:document-meta>
</file>